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af8" officeooo:paragraph-rsid="000a4af8"/>
    </style:style>
    <style:style style:name="P2" style:family="paragraph" style:parent-style-name="Standard">
      <style:text-properties officeooo:rsid="000bfe09" officeooo:paragraph-rsid="000bfe09"/>
    </style:style>
    <style:style style:name="P3" style:family="paragraph" style:parent-style-name="Standard">
      <style:text-properties officeooo:rsid="000c5295" officeooo:paragraph-rsid="000c5295"/>
    </style:style>
    <style:style style:name="P4" style:family="paragraph" style:parent-style-name="Standard">
      <style:text-properties officeooo:rsid="000daa2b" officeooo:paragraph-rsid="000daa2b"/>
    </style:style>
    <style:style style:name="P5" style:family="paragraph" style:parent-style-name="Standard">
      <style:text-properties officeooo:rsid="000daa2b" officeooo:paragraph-rsid="00191def"/>
    </style:style>
    <style:style style:name="P6" style:family="paragraph" style:parent-style-name="Standard">
      <style:text-properties officeooo:rsid="000f02f3" officeooo:paragraph-rsid="000f02f3"/>
    </style:style>
    <style:style style:name="P7" style:family="paragraph" style:parent-style-name="Standard">
      <style:text-properties officeooo:rsid="000f273e" officeooo:paragraph-rsid="000f273e"/>
    </style:style>
    <style:style style:name="P8" style:family="paragraph" style:parent-style-name="Standard">
      <style:text-properties officeooo:rsid="0012e8b8" officeooo:paragraph-rsid="0012e8b8"/>
    </style:style>
    <style:style style:name="P9" style:family="paragraph" style:parent-style-name="Standard">
      <style:text-properties officeooo:rsid="0013a12d" officeooo:paragraph-rsid="0013a12d"/>
    </style:style>
    <style:style style:name="P10" style:family="paragraph" style:parent-style-name="Standard">
      <style:text-properties fo:font-weight="bold" officeooo:rsid="000a4af8" officeooo:paragraph-rsid="000a4af8" style:font-weight-asian="bold" style:font-weight-complex="bold"/>
    </style:style>
    <style:style style:name="P11" style:family="paragraph" style:parent-style-name="Standard">
      <style:text-properties fo:font-weight="bold" officeooo:rsid="000daa2b" officeooo:paragraph-rsid="000daa2b" style:font-weight-asian="bold" style:font-weight-complex="bold"/>
    </style:style>
    <style:style style:name="P12" style:family="paragraph" style:parent-style-name="Standard">
      <style:text-properties fo:font-weight="bold" officeooo:rsid="000f02f3" officeooo:paragraph-rsid="000f02f3" style:font-weight-asian="bold" style:font-weight-complex="bold"/>
    </style:style>
    <style:style style:name="P13" style:family="paragraph" style:parent-style-name="Standard">
      <style:text-properties officeooo:rsid="0027dbe9" officeooo:paragraph-rsid="0027dbe9"/>
    </style:style>
    <style:style style:name="T1" style:family="text">
      <style:text-properties officeooo:rsid="000bfe09"/>
    </style:style>
    <style:style style:name="T2" style:family="text">
      <style:text-properties officeooo:rsid="000cce1b"/>
    </style:style>
    <style:style style:name="T3" style:family="text">
      <style:text-properties officeooo:rsid="000f273e"/>
    </style:style>
    <style:style style:name="T4" style:family="text">
      <style:text-properties officeooo:rsid="000f768c"/>
    </style:style>
    <style:style style:name="T5" style:family="text">
      <style:text-properties officeooo:rsid="0013a12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officeooo:rsid="00191def"/>
    </style:style>
    <style:style style:name="T8" style:family="text">
      <style:text-properties officeooo:rsid="002189ec"/>
    </style:style>
    <style:style style:name="T9" style:family="text">
      <style:text-properties officeooo:rsid="00255868"/>
    </style:style>
    <style:style style:name="T10" style:family="text">
      <style:text-properties officeooo:rsid="002a8d0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son of TM vs SM with respect to plastic strain</text:p>
      <text:p text:style-name="P1"/>
      <text:p text:style-name="P10">Materials used:</text:p>
      <text:p text:style-name="P1"/>
      <text:p text:style-name="P1">SM: LinearStrainHardening</text:p>
      <text:p text:style-name="P1">TM: ComputeElasticityTensor, ComputeFiniteStrain, ComputeMultiPlasticityStress</text:p>
      <text:p text:style-name="P1"/>
      <text:p text:style-name="P2">Also, TM UserObjects: TensorMechanicsHardeningConstant, TensorMechanicsPlasticJ2</text:p>
      <text:p text:style-name="P1"/>
      <text:p text:style-name="P10">Material properties:</text:p>
      <text:p text:style-name="P1"/>
      <text:p text:style-name="P1">SM: hardening constant = 0, <text:span text:style-name="T1">young's modulus = 2.1e5, poisson = 0.3, yield stress = 2.42e2</text:span></text:p>
      <text:p text:style-name="P3">TM: C_ijkl = '121154 80769.2' (lambda, G), yield stress = 2.42e2 <text:span text:style-name="T9">(TMHardeningConstant value)</text:span>; <text:span text:style-name="T2">plastic model j2</text:span></text:p>
      <text:p text:style-name="P3"/>
      <text:p text:style-name="P11">Problem set up:</text:p>
      <text:p text:style-name="P4"/>
      <text:p text:style-name="P4">– Generated mesh, spanning -0.5 to 0.5 in all three dimensions (1x1x1 block).</text:p>
      <text:p text:style-name="P4">– Constrained at x = 0, y = 0, z = 0; Pulled in z direction on front at rate of disp_z = t/60.</text:p>
      <text:p text:style-name="P5">– Executioner: end_time = 0.1, dt = 0.01</text:p>
      <text:p text:style-name="P5">– <text:span text:style-name="T8">I</text:span>nitially started with larger <text:span text:style-name="T7">disp_z = t</text:span>, but could not see plastic region (all stress_zz values were the same except at t = 0<text:span text:style-name="T7">). The final disp_z with this set up is 0.1/60 = 0.002, corresponding to a true strain of 1.665e-3.</text:span></text:p>
      <text:p text:style-name="P4"/>
      <text:p text:style-name="P12">Variables:</text:p>
      <text:p text:style-name="P12"/>
      <text:p text:style-name="P6">TM vs SM <text:span text:style-name="T9">+ </text:span>Mesh size: number of elements = 1x1x1, 2x2x2, and 4x4x4 (three test cases)</text:p>
      <text:p text:style-name="P1"/>
      <text:p text:style-name="P12">Results:</text:p>
      <text:p text:style-name="P6"/>
      <text:p text:style-name="P6">All stress_zz vs strain_zz plots looked identical <text:span text:style-name="T10">for TM vs SM</text:span>, except with 1x1x1 <text:span text:style-name="T3">in TM, the jump from t = 0.02 to 0.03 fails to converge; therefore, step size is reduced to dt = 0.005. Values still match the same trend, but TM results show in-between points. See plot below.</text:span></text:p>
      <text:p text:style-name="P6"/>
      <text:p text:style-name="P6"><draw:frame draw:style-name="fr1" draw:name="Object1" text:anchor-type="paragraph" svg:width="5.8126in" svg:height="2.8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soft-page-break/>Next, a comparison was done for run time versus number of elements, for SM versus TM. See plot below. 1x1x1 mesh indicates 1 element; 2x2x2 mesh indicates 8 elements; 4x4x4 mesh indicates 64 elements. <text:span text:style-name="T4">Note results are plotted on a log scale for visibility.</text:span></text:p>
      <text:p text:style-name="P7"/>
      <text:p text:style-name="P7"/>
      <text:p text:style-name="P8"><draw:frame draw:style-name="fr1" draw:name="Object2" text:anchor-type="paragraph" svg:width="6.052in" svg:height="3.09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Alternative view below.</text:p>
      <text:p text:style-name="P8"/>
      <text:p text:style-name="P8"/>
      <text:p text:style-name="P9"><draw:frame draw:style-name="fr2" draw:name="Object3" text:anchor-type="paragraph" svg:x="0.3075in" svg:y="0in" svg:width="6.0429in" svg:height="3.154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13"><text:span text:style-name="T5">And with a non log scale </text:span>on next page<text:span text:style-name="T5">.</text:span></text:p>
      <text:p text:style-name="P9"/>
      <text:p text:style-name="P9"><draw:frame draw:style-name="fr1" draw:name="Object4" text:anchor-type="paragraph" svg:width="6.1366in" svg:height="3.4102in" draw:z-index="3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25T09:10:16.398943027</meta:creation-date>
    <dc:date>2015-08-25T10:25:18.422658787</dc:date>
    <dc:creator>Rachel Waxman</dc:creator>
    <meta:editing-duration>PT1H11M50S</meta:editing-duration>
    <meta:editing-cycles>47</meta:editing-cycles>
    <meta:generator>LibreOffice/4.2.8.2$Linux_X86_64 LibreOffice_project/420m0$Build-2</meta:generator>
    <meta:document-statistic meta:table-count="0" meta:image-count="0" meta:object-count="4" meta:page-count="3" meta:paragraph-count="20" meta:word-count="270" meta:character-count="1618" meta:non-whitespace-character-count="1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 draw:stroke-dash="Fine_20_Dashe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false" chart:minimum="0" chart:maximum="0.001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3cm" svg:height="7.145cm" xlink:href="." xlink:type="simple" chart:class="chart:scatter" chart:style-name="ch1">
        <chart:title svg:x="5.314cm" svg:y="0.074cm" chart:style-name="ch2">
          <text:p>stress zz vs strain zz</text:p>
        </chart:title>
        <chart:subtitle svg:x="6.833cm" svg:y="0.531cm" chart:style-name="ch3">
          <text:p>1x1x1</text:p>
        </chart:subtitle>
        <chart:legend chart:legend-position="end" svg:x="12.89cm" svg:y="3.024cm" style:legend-expansion="high" chart:style-name="ch4"/>
        <chart:plot-area chart:style-name="ch5" chart:data-source-has-labels="both" svg:x="0.625cm" svg:y="0.89cm" svg:width="12.328cm" svg:height="5.857cm">
          <chartooo:coordinate-region svg:x="1.432cm" svg:y="1.089cm" svg:width="11.521cm" svg:height="5.011cm"/>
          <chart:axis chart:dimension="x" chart:name="primary-x" chart:style-name="ch6" chartooo:axis-type="auto">
            <chart:title svg:x="6.651cm" svg:y="6.561cm" chart:style-name="ch7">
              <text:p>strain zz</text:p>
            </chart:title>
            <chart:categories table:cell-range-address="local-table.$A$2:.$A$14"/>
          </chart:axis>
          <chart:axis chart:dimension="y" chart:name="primary-y" chart:style-name="ch8">
            <chart:title svg:x="0.092cm" svg:y="4.312cm" chart:style-name="ch9">
              <text:p>stress zz</text:p>
            </chart:title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M</text:p>
              </table:table-cell>
              <table:table-cell office:value-type="string">
                <text:p/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798">
                <text:p>0.00016665277314798</text:p>
              </table:table-cell>
              <table:table-cell office:value-type="float" office:value="34.997082361051">
                <text:p>34.99708236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8">
                <text:p>0.0003332777777778</text:p>
              </table:table-cell>
              <table:table-cell office:value-type="float" office:value="69.988333333325">
                <text:p>69.988333333325</text:p>
              </table:table-cell>
              <table:table-cell office:value-type="float" office:value="0.00016665277315105">
                <text:p>0.00016665277315105</text:p>
              </table:table-cell>
              <table:table-cell office:value-type="float" office:value="34.997074362304">
                <text:p>34.99707436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99">
                <text:p>0.00049987502314199</text:p>
              </table:table-cell>
              <table:table-cell office:value-type="float" office:value="104.97375485988">
                <text:p>104.97375485988</text:p>
              </table:table-cell>
              <table:table-cell office:value-type="float" office:value="0.00033327777778374">
                <text:p>0.00033327777778374</text:p>
              </table:table-cell>
              <table:table-cell office:value-type="float" office:value="69.988317337167">
                <text:p>69.988317337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75">
                <text:p>0.00066644451848775</text:p>
              </table:table-cell>
              <table:table-cell office:value-type="float" office:value="139.95334888249">
                <text:p>139.95334888249</text:p>
              </table:table-cell>
              <table:table-cell office:value-type="float" office:value="0.00041657987210872">
                <text:p>0.00041657987210872</text:p>
              </table:table-cell>
              <table:table-cell office:value-type="float" office:value="87.481753147006">
                <text:p>87.48175314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85">
                <text:p>0.0008329862730585</text:p>
              </table:table-cell>
              <table:table-cell office:value-type="float" office:value="174.92711734234">
                <text:p>174.92711734234</text:p>
              </table:table-cell>
              <table:table-cell office:value-type="float" office:value="0.00058316324131109">
                <text:p>0.00058316324131109</text:p>
              </table:table-cell>
              <table:table-cell office:value-type="float" office:value="122.46425268346">
                <text:p>122.46425268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279">
                <text:p>0.00099950029609279</text:p>
              </table:table-cell>
              <table:table-cell office:value-type="float" office:value="209.89506217953">
                <text:p>209.89506217953</text:p>
              </table:table-cell>
              <table:table-cell office:value-type="float" office:value="0.00074971886511739">
                <text:p>0.00074971886511739</text:p>
              </table:table-cell>
              <table:table-cell office:value-type="float" office:value="157.44092568816">
                <text:p>157.44092568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42">
                <text:p>0.0011659865968242</text:p>
              </table:table-cell>
              <table:table-cell office:value-type="float" office:value="240.00000000007">
                <text:p>240.00000000007</text:p>
              </table:table-cell>
              <table:table-cell office:value-type="float" office:value="0.00091624675276863">
                <text:p>0.00091624675276863</text:p>
              </table:table-cell>
              <table:table-cell office:value-type="float" office:value="192.4117741015">
                <text:p>192.4117741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22">
                <text:p>0.0013324451844822</text:p>
              </table:table-cell>
              <table:table-cell office:value-type="float" office:value="239.99999999989">
                <text:p>239.99999999989</text:p>
              </table:table-cell>
              <table:table-cell office:value-type="float" office:value="0.0010827469135005">
                <text:p>0.0010827469135005</text:p>
              </table:table-cell>
              <table:table-cell office:value-type="float" office:value="227.37679986317">
                <text:p>227.3767998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13">
                <text:p>0.0014988760682913</text:p>
              </table:table-cell>
              <table:table-cell office:value-type="float" office:value="239.99999999996">
                <text:p>239.99999999996</text:p>
              </table:table-cell>
              <table:table-cell office:value-type="float" office:value="0.0012492193565448">
                <text:p>0.0012492193565448</text:p>
              </table:table-cell>
              <table:table-cell office:value-type="float" office:value="239.99999999997">
                <text:p>239.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15">
                <text:p>0.0016652792574715</text:p>
              </table:table-cell>
              <table:table-cell office:value-type="float" office:value="240.00000000013">
                <text:p>240.00000000013</text:p>
              </table:table-cell>
              <table:table-cell office:value-type="float" office:value="0.0014156640911285">
                <text:p>0.0014156640911285</text:p>
              </table:table-cell>
              <table:table-cell office:value-type="float" office:value="239.99999999996">
                <text:p>239.999999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820811264741">
                <text:p>0.0015820811264741</text:p>
              </table:table-cell>
              <table:table-cell office:value-type="float" office:value="240.00000000006">
                <text:p>240.0000000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2792621162">
                <text:p>0.0016652792621162</text:p>
              </table:table-cell>
              <table:table-cell office:value-type="float" office:value="239.99999999999">
                <text:p>239.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72cm" svg:height="7.87cm" xlink:href="." xlink:type="simple" chart:class="chart:bar" chart:style-name="ch1">
        <chart:title svg:x="6.692cm" svg:y="0.133cm" chart:style-name="ch2">
          <text:p>Alive time</text:p>
        </chart:title>
        <chart:legend chart:legend-position="end" svg:x="13.691cm" svg:y="3.138cm" style:legend-expansion="high" chart:style-name="ch3"/>
        <chart:plot-area chart:style-name="ch4" chart:data-source-has-labels="both" svg:x="0.577cm" svg:y="0.634cm" svg:width="13.021cm" svg:height="7.282cm">
          <chartooo:coordinate-region svg:x="1.384cm" svg:y="0.833cm" svg:width="12.214cm" svg:height="6.436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title svg:x="0.227cm" svg:y="4.694cm" chart:style-name="ch7">
              <text:p>time (s)</text:p>
            </chart:title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</text:p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x1x1</text:p>
              </table:table-cell>
              <table:table-cell office:value-type="float" office:value="0.139321">
                <text:p>0.139321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x2x2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4x4x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draw:stroke-dash="Ultrafine_20_Dashed"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49cm" svg:height="8.011cm" xlink:href="." xlink:type="simple" chart:class="chart:scatter" chart:style-name="ch1">
        <chart:title svg:x="5.348cm" svg:y="0.144cm" chart:style-name="ch2">
          <text:p>Run time vs # elements</text:p>
        </chart:title>
        <chart:legend chart:legend-position="end" svg:x="13.476cm" svg:y="3.457cm" style:legend-expansion="high" chart:style-name="ch3"/>
        <chart:plot-area chart:style-name="ch4" chart:data-source-has-labels="both" svg:x="0.48cm" svg:y="0.658cm" svg:width="12.924cm" svg:height="6.811cm">
          <chartooo:coordinate-region svg:x="1.287cm" svg:y="0.857cm" svg:width="12.117cm" svg:height="5.965cm"/>
          <chart:axis chart:dimension="x" chart:name="primary-x" chart:style-name="ch5" chartooo:axis-type="auto">
            <chart:title svg:x="6.447cm" svg:y="7.338cm" chart:style-name="ch6">
              <text:p># elements</text:p>
            </chart:title>
            <chart:categories table:cell-range-address="local-table.$A$2:.$A$4"/>
          </chart:axis>
          <chart:axis chart:dimension="y" chart:name="primary-y" chart:style-name="ch7">
            <chart:title svg:x="0.117cm" svg:y="4.926cm" chart:style-name="ch8">
              <text:p>alive time (s)</text:p>
            </chart:title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M</text:p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9321">
                <text:p>0.139321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87cm" svg:height="8.662cm" xlink:href="." xlink:type="simple" chart:class="chart:scatter" chart:style-name="ch1">
        <chart:title svg:x="5.431cm" svg:y="0.155cm" chart:style-name="ch2">
          <text:p>Run time vs # elements</text:p>
        </chart:title>
        <chart:legend chart:legend-position="end" svg:x="13.714cm" svg:y="3.783cm" style:legend-expansion="high" chart:style-name="ch3"/>
        <chart:plot-area chart:style-name="ch4" chart:data-source-has-labels="both" svg:x="0.686cm" svg:y="0.727cm" svg:width="12.925cm" svg:height="7.296cm">
          <chartooo:coordinate-region svg:x="1.307cm" svg:y="0.926cm" svg:width="12.304cm" svg:height="6.45cm"/>
          <chart:axis chart:dimension="x" chart:name="primary-x" chart:style-name="ch5" chartooo:axis-type="auto">
            <chart:title svg:x="6.547cm" svg:y="7.934cm" chart:style-name="ch6">
              <text:p># elements</text:p>
            </chart:title>
            <chart:categories table:cell-range-address="local-table.$A$2:.$A$4"/>
          </chart:axis>
          <chart:axis chart:dimension="y" chart:name="primary-y" chart:style-name="ch7">
            <chart:title svg:x="0.119cm" svg:y="5.327cm" chart:style-name="ch8">
              <text:p>alive time (s)</text:p>
            </chart:title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M</text:p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9321">
                <text:p>0.139321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